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hemeConfig.hasValue( FacesContext facesContext , UIComponent component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acheKey.equals( Object o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ThemeConfig.getTagName( Class clazz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acheKey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acheKey.CacheKey( UIViewRoot viewRoot , UIComponent component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hemeConfig.getValue( FacesContext facesContext , UIComponent component ,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ThemeConfig.createValue( FacesContext facesContext , UIComponent component , String nam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38">
            <text:p text:style-name="Table_20_Contents">3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